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9966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905cm" svg:x="1cm" svg:y="4.175cm">
          <text:p text:style-name="P1">Offense Score</text:p>
          <text:p text:style-name="P1">30%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7.985cm" svg:y="4.175cm">
          <text:p text:style-name="P1">Defense Score</text:p>
          <text:p text:style-name="P1">30%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6.35cm" svg:height="1.905cm" svg:x="13.7cm" svg:y="4.175cm">
          <text:p text:style-name="P1">Collaboration Score</text:p>
          <text:p text:style-name="P1">20%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255cm" svg:height="1.905cm" svg:x="20.685cm" svg:y="4.175cm">
          <text:p text:style-name="P1">Autonomous Score</text:p>
          <text:p text:style-name="P1">20%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715cm" svg:height="2.54cm" svg:x="10.525cm" svg:y="1cm">
          <text:p text:style-name="P1">Final</text:p>
          <text:p text:style-name="P1">Score</text:p>
          <draw:enhanced-geometry svg:viewBox="0 0 21600 21600" draw:glue-points="?f6 10800 10800 21600 ?f5 10800 10800 0" draw:text-areas="?f3 ?f3 ?f4 ?f4" draw:type="trapezoid" draw:modifiers="5678.8413098236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xml:id="id5" draw:id="id5" draw:layer="layout" svg:width="3.175cm" svg:height="1.905cm" svg:x="1cm" svg:y="7.35cm">
          <text:p text:style-name="P1">Acquire</text:p>
          <text:p text:style-name="P1">10%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4" draw:id="id14" draw:layer="layout" svg:width="3.175cm" svg:height="1.905cm" svg:x="11.795cm" svg:y="7.35cm">
          <text:p text:style-name="P1">Strategy</text:p>
          <text:p text:style-name="P1">50%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8" draw:id="id8" draw:layer="layout" svg:width="3.175cm" svg:height="1.905cm" svg:x="5.445cm" svg:y="10.525cm">
          <text:p text:style-name="P1">Dunk</text:p>
          <text:p text:style-name="P1">20%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xml:id="id21" draw:id="id21" draw:layer="layout" svg:width="3.175cm" svg:height="1.905cm" svg:x="15.605cm" svg:y="7.985cm">
          <text:p text:style-name="P1">Bridge</text:p>
          <text:p text:style-name="P1">30%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xml:id="id22" draw:id="id22" draw:layer="layout" svg:width="3.175cm" svg:height="1.905cm" svg:x="19.415cm" svg:y="7.985cm">
          <text:p text:style-name="P1">Balance</text:p>
          <text:p text:style-name="P1">70%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7" draw:id="id7" draw:layer="layout" svg:width="3.175cm" svg:height="1.905cm" svg:x="1cm" svg:y="11.16cm">
          <text:p text:style-name="P1">Strategy</text:p>
          <text:p text:style-name="P1">30%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9" draw:id="id9" draw:layer="layout" svg:width="3.175cm" svg:height="1.905cm" svg:x="1cm" svg:y="15.605cm">
          <text:p text:style-name="P1">Maneuver</text:p>
          <text:p text:style-name="P1">30%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6" draw:id="id6" draw:layer="layout" svg:width="3.175cm" svg:height="1.905cm" svg:x="5.445cm" svg:y="7.35cm">
          <text:p text:style-name="P1">Assist</text:p>
          <text:p text:style-name="P1">10%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1" xml:id="id12" draw:id="id12" draw:layer="layout" svg:width="4.445cm" svg:height="1.905cm" svg:x="6.08cm" svg:y="13.065cm">
          <text:p text:style-name="P1">Agility</text:p>
          <text:p text:style-name="P1">4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445cm" svg:height="1.905cm" svg:x="5.445cm" svg:y="18.685cm">
          <text:p text:style-name="P1">Bump</text:p>
          <text:p text:style-name="P1">1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4.445cm" svg:height="1.905cm" svg:x="9.255cm" svg:y="14.97cm">
          <text:p text:style-name="P1">Bridge</text:p>
          <text:p text:style-name="P1">1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4.445cm" svg:height="1.905cm" svg:x="5.445cm" svg:y="16.24cm">
          <text:p text:style-name="P1">Speed</text:p>
          <text:p text:style-name="P1">4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3.175cm" svg:height="1.905cm" svg:x="13.7cm" svg:y="13.065cm">
          <text:p text:style-name="P1">Maneuver</text:p>
          <text:p text:style-name="P1">50%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7" draw:id="id17" draw:layer="layout" svg:width="4.445cm" svg:height="1.905cm" svg:x="19.415cm" svg:y="18.145cm">
          <text:p text:style-name="P1">Agility</text:p>
          <text:p text:style-name="P1">4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4.445cm" svg:height="1.905cm" svg:x="20.05cm" svg:y="10.525cm">
          <text:p text:style-name="P1">Bump</text:p>
          <text:p text:style-name="P1">1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4.445cm" svg:height="1.905cm" svg:x="19.955cm" svg:y="13.065cm">
          <text:p text:style-name="P1">Bridge</text:p>
          <text:p text:style-name="P1">1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4.445cm" svg:height="1.905cm" svg:x="20.05cm" svg:y="15.605cm">
          <text:p text:style-name="P1">Speed</text:p>
          <text:p text:style-name="P1">40%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.175cm" svg:y1="4.175cm" svg:x2="11.276cm" svg:y2="2.27cm" draw:start-shape="id1" draw:start-glue-point="0" draw:end-shape="id2" draw:end-glue-point="6" svg:d="m4175 4175v-1905h7101">
          <text:p/>
        </draw:connector>
        <draw:connector draw:style-name="gr6" draw:text-style-name="P1" draw:layer="layout" draw:line-skew="0.568cm" svg:x1="10.525cm" svg:y1="4.175cm" svg:x2="11.277cm" svg:y2="2.271cm" draw:start-shape="id3" draw:start-glue-point="0" svg:d="m10525 4175v-635h752v-1269">
          <text:p/>
        </draw:connector>
        <draw:connector draw:style-name="gr6" draw:text-style-name="P1" draw:layer="layout" draw:line-skew="-1.145cm" svg:x1="16.758cm" svg:y1="4.174cm" svg:x2="15.489cm" svg:y2="2.27cm" draw:end-shape="id2" draw:end-glue-point="4" svg:d="m16758 4174h-1153v-1904h-116">
          <text:p/>
        </draw:connector>
        <draw:connector draw:style-name="gr6" draw:text-style-name="P1" draw:layer="layout" svg:x1="23.812cm" svg:y1="4.175cm" svg:x2="15.489cm" svg:y2="2.27cm" draw:start-shape="id4" draw:start-glue-point="0" draw:end-shape="id2" draw:end-glue-point="4" svg:d="m23812 4175v-1905h-8323">
          <text:p/>
        </draw:connector>
        <draw:connector draw:style-name="gr6" draw:text-style-name="P1" draw:layer="layout" svg:x1="2.587cm" svg:y1="7.35cm" svg:x2="4.175cm" svg:y2="6.08cm" draw:start-shape="id5" draw:start-glue-point="0" draw:end-shape="id1" draw:end-glue-point="2" svg:d="m2587 7350v-636h1588v-634">
          <text:p/>
        </draw:connector>
        <draw:connector draw:style-name="gr6" draw:text-style-name="P1" draw:layer="layout" svg:x1="7.032cm" svg:y1="7.35cm" svg:x2="4.175cm" svg:y2="6.08cm" draw:start-shape="id6" draw:start-glue-point="0" draw:end-shape="id1" draw:end-glue-point="2" svg:d="m7032 7350v-636h-2857v-634">
          <text:p/>
        </draw:connector>
        <draw:connector draw:style-name="gr6" draw:text-style-name="P1" draw:layer="layout" draw:line-skew="1.588cm" svg:x1="2.587cm" svg:y1="11.16cm" svg:x2="4.175cm" svg:y2="6.08cm" draw:start-shape="id7" draw:start-glue-point="0" draw:end-shape="id1" draw:end-glue-point="2" svg:d="m2587 11160v-953h1588v-4127">
          <text:p/>
        </draw:connector>
        <draw:connector draw:style-name="gr6" draw:text-style-name="P1" draw:layer="layout" draw:line-skew="1.271cm" svg:x1="7.032cm" svg:y1="10.525cm" svg:x2="4.175cm" svg:y2="6.08cm" draw:start-shape="id8" draw:start-glue-point="0" draw:end-shape="id1" draw:end-glue-point="2" svg:d="m7032 10525v-952h-2857v-3493">
          <text:p/>
        </draw:connector>
        <draw:connector draw:style-name="gr6" draw:text-style-name="P1" draw:layer="layout" draw:line-skew="2.858cm" svg:x1="2.587cm" svg:y1="15.605cm" svg:x2="4.175cm" svg:y2="6.08cm" draw:start-shape="id9" draw:start-glue-point="0" draw:end-shape="id1" svg:d="m2587 15605v-1905h1588v-7620">
          <text:p/>
        </draw:connector>
        <draw:connector draw:style-name="gr6" draw:text-style-name="P1" draw:layer="layout" svg:x1="5.445cm" svg:y1="19.638cm" svg:x2="4.175cm" svg:y2="16.558cm" draw:start-shape="id10" draw:start-glue-point="6" draw:end-shape="id9" draw:end-glue-point="7" svg:d="m5445 19638h-635v-3080h-635">
          <text:p/>
        </draw:connector>
        <draw:connector draw:style-name="gr6" draw:text-style-name="P1" draw:layer="layout" draw:line-skew="-1.905cm" svg:x1="9.255cm" svg:y1="15.923cm" svg:x2="4.175cm" svg:y2="16.558cm" draw:start-shape="id11" draw:start-glue-point="6" draw:end-shape="id9" draw:end-glue-point="7" svg:d="m9255 15923h-4445v635h-635">
          <text:p/>
        </draw:connector>
        <draw:connector draw:style-name="gr6" draw:text-style-name="P1" draw:layer="layout" draw:line-skew="-0.317cm" svg:x1="6.08cm" svg:y1="14.018cm" svg:x2="4.175cm" svg:y2="16.558cm" draw:start-shape="id12" draw:start-glue-point="6" draw:end-shape="id9" draw:end-glue-point="7" svg:d="m6080 14018h-1270v2540h-635">
          <text:p/>
        </draw:connector>
        <draw:connector draw:style-name="gr6" draw:text-style-name="P1" draw:layer="layout" svg:x1="5.445cm" svg:y1="17.193cm" svg:x2="4.175cm" svg:y2="16.558cm" draw:start-shape="id13" draw:start-glue-point="6" draw:end-shape="id9" draw:end-glue-point="7" svg:d="m5445 17193h-635v-635h-635">
          <text:p/>
        </draw:connector>
        <draw:connector draw:style-name="gr6" draw:text-style-name="P1" draw:layer="layout" svg:x1="10.525cm" svg:y1="6.08cm" svg:x2="13.382cm" svg:y2="7.35cm" draw:start-shape="id3" draw:start-glue-point="2" draw:end-shape="id14" draw:end-glue-point="0" svg:d="m10525 6080v634h2857v636">
          <text:p/>
        </draw:connector>
        <draw:connector draw:style-name="gr6" draw:text-style-name="P1" draw:layer="layout" draw:line-skew="1.203cm" svg:x1="10.526cm" svg:y1="6.081cm" svg:x2="15.287cm" svg:y2="13.065cm" draw:end-shape="id15" draw:end-glue-point="0" svg:d="m10526 6081v4444h4761v2540">
          <text:p/>
        </draw:connector>
        <draw:connector draw:style-name="gr7" draw:text-style-name="P1" draw:layer="layout" svg:x1="16.875cm" svg:y1="14.018cm" svg:x2="20.05cm" svg:y2="11.478cm" draw:start-shape="id15" draw:start-glue-point="7" draw:end-shape="id16" draw:end-glue-point="6" svg:d="m16875 14018h1587v-2540h1588">
          <text:p/>
        </draw:connector>
        <draw:connector draw:style-name="gr7" draw:text-style-name="P1" draw:layer="layout" svg:x1="16.875cm" svg:y1="14.018cm" svg:x2="19.415cm" svg:y2="19.098cm" draw:start-shape="id15" draw:start-glue-point="7" draw:end-shape="id17" draw:end-glue-point="6" svg:d="m16875 14018h1270v5080h1270">
          <text:p/>
        </draw:connector>
        <draw:connector draw:style-name="gr7" draw:text-style-name="P1" draw:layer="layout" svg:x1="16.875cm" svg:y1="14.018cm" svg:x2="19.955cm" svg:y2="14.018cm" draw:start-shape="id15" draw:start-glue-point="7" draw:end-shape="id18" draw:end-glue-point="6" svg:d="m16875 14018h3080">
          <text:p/>
        </draw:connector>
        <draw:connector draw:style-name="gr7" draw:text-style-name="P1" draw:layer="layout" svg:x1="16.875cm" svg:y1="14.018cm" svg:x2="20.05cm" svg:y2="16.558cm" draw:start-shape="id15" draw:start-glue-point="7" draw:end-shape="id19" draw:end-glue-point="6" svg:d="m16875 14018h1587v2540h1588">
          <text:p/>
        </draw:connector>
        <draw:connector draw:style-name="gr6" draw:text-style-name="P1" draw:layer="layout" svg:x1="16.875cm" svg:y1="6.08cm" svg:x2="17.192cm" svg:y2="7.985cm" draw:start-shape="id20" draw:start-glue-point="2" draw:end-shape="id21" draw:end-glue-point="0" svg:d="m16875 6080v952h317v953">
          <text:p/>
        </draw:connector>
        <draw:connector draw:style-name="gr6" draw:text-style-name="P1" draw:layer="layout" svg:x1="16.876cm" svg:y1="6.081cm" svg:x2="21.002cm" svg:y2="7.985cm" draw:end-shape="id22" draw:end-glue-point="0" svg:d="m16876 6081v701h4126v12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illiam Farmer</meta:initial-creator>
    <meta:creation-date>2012-03-15T22:53:22</meta:creation-date>
    <dc:date>2012-03-24T06:49:01</dc:date>
    <dc:creator>William Farmer</dc:creator>
    <meta:editing-duration>PT7H28M15S</meta:editing-duration>
    <meta:editing-cycles>25</meta:editing-cycles>
    <meta:generator>LibreOffice/3.3$Linux LibreOffice_project/330m19$Build-401</meta:generator>
    <meta:document-statistic meta:object-count="43"/>
  </office:meta>
</office:document-meta>
</file>